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top="0in" fo:margin-bottom="0.1965in" style:contextual-spacing="false"/>
    </style:style>
    <style:style style:name="P2" style:family="paragraph" style:parent-style-name="Heading_20_2">
      <style:text-properties officeooo:rsid="00179881" officeooo:paragraph-rsid="00179881"/>
    </style:style>
    <style:style style:name="P3" style:family="paragraph" style:parent-style-name="Preformatted_20_Text">
      <style:paragraph-properties fo:margin-top="0in" fo:margin-bottom="0.1965in" style:contextual-spacing="false"/>
    </style:style>
    <style:style style:name="P4" style:family="paragraph" style:parent-style-name="Preformatted_20_Text">
      <style:text-properties officeooo:paragraph-rsid="00179881"/>
    </style:style>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1">
      <style:text-properties officeooo:paragraph-rsid="00179881"/>
    </style:style>
    <style:style style:name="P7" style:family="paragraph" style:parent-style-name="Text_20_body">
      <style:text-properties officeooo:rsid="00179881" officeooo:paragraph-rsid="00179881"/>
    </style:style>
    <style:style style:name="P8" style:family="paragraph" style:parent-style-name="Text_20_body" style:list-style-name="L1">
      <style:paragraph-properties fo:margin-top="0in" fo:margin-bottom="0in" style:contextual-spacing="false"/>
      <style:text-properties officeooo:rsid="00179881" officeooo:paragraph-rsid="00179881"/>
    </style:style>
    <style:style style:name="T1" style:family="text">
      <style:text-properties officeooo:rsid="0017988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ext:span text:style-name="Source_20_Text"># Kernel Module - TCP Packet Logger</text:span></text:p>
      <text:p text:style-name="Preformatted_20_Text"/>
      <text:p text:style-name="Preformatted_20_Text"><text:span text:style-name="Source_20_Text">## Overview</text:span></text:p>
      <text:p text:style-name="Preformatted_20_Text"/>
      <text:p text:style-name="Preformatted_20_Text"><text:span text:style-name="Source_20_Text">This kernel module is designed to log information about incoming TCP packets in the Linux kernel. It uses Netfilter hooks to intercept TCP packets and prints details such as the source port.</text:span></text:p>
      <text:p text:style-name="Preformatted_20_Text"/>
      <text:p text:style-name="Preformatted_20_Text"><text:span text:style-name="Source_20_Text">## Table of Contents</text:span></text:p>
      <text:p text:style-name="Preformatted_20_Text"/>
      <text:p text:style-name="Preformatted_20_Text"><text:span text:style-name="Source_20_Text">- [Prerequisites](#prerequisites)</text:span></text:p>
      <text:p text:style-name="Preformatted_20_Text"><text:span text:style-name="Source_20_Text">- [Building the Module](#building-the-module)</text:span></text:p>
      <text:p text:style-name="Preformatted_20_Text"><text:span text:style-name="Source_20_Text">- [Loading and Unloading the Module](#loading-and-unloading-the-module)</text:span></text:p>
      <text:p text:style-name="Preformatted_20_Text"><text:span text:style-name="Source_20_Text">- [Usage](#usage)</text:span></text:p>
      <text:p text:style-name="Preformatted_20_Text"><text:span text:style-name="Source_20_Text">- [Troubleshooting](#troubleshooting)</text:span></text:p>
      <text:p text:style-name="P4"><text:span text:style-name="Source_20_Text">- </text:span><text:span text:style-name="Source_20_Text"><text:span text:style-name="T1">[Further Development](#further-development)</text:span></text:span></text:p>
      <text:p text:style-name="Preformatted_20_Text"><text:span text:style-name="Source_20_Text">- [License](#license)</text:span></text:p>
      <text:p text:style-name="Preformatted_20_Text"/>
      <text:p text:style-name="Preformatted_20_Text"><text:span text:style-name="Source_20_Text">## Prerequisites</text:span></text:p>
      <text:p text:style-name="Preformatted_20_Text"/>
      <text:p text:style-name="Preformatted_20_Text"><text:span text:style-name="Source_20_Text">Before building and using this kernel module, make sure you have the following prerequisites installed on your system:</text:span></text:p>
      <text:p text:style-name="Preformatted_20_Text"/>
      <text:p text:style-name="Preformatted_20_Text"><text:span text:style-name="Source_20_Text">- Linux kernel headers</text:span></text:p>
      <text:p text:style-name="Preformatted_20_Text"><text:span text:style-name="Source_20_Text">- GCC compiler</text:span></text:p>
      <text:p text:style-name="Preformatted_20_Text"/>
      <text:p text:style-name="Preformatted_20_Text"><text:span text:style-name="Source_20_Text">## Building the Module</text:span></text:p>
      <text:p text:style-name="Preformatted_20_Text"/>
      <text:p text:style-name="Preformatted_20_Text"><text:span text:style-name="Source_20_Text">To build the kernel module, use the following commands:</text:span></text:p>
      <text:p text:style-name="Preformatted_20_Text"><text:span text:style-name="Source_20_Text"/></text:p>
      <text:p text:style-name="P3"><text:span text:style-name="Source_20_Text">make</text:span></text:p>
      <text:h text:style-name="P1" text:outline-level="2"><text:span text:style-name="Source_20_Text">Loading and Unloading the Module</text:span></text:h>
      <text:p text:style-name="Text_20_body">To load the kernel module, use the following command:</text:p>
      <text:p text:style-name="P3"><text:span text:style-name="Source_20_Text">sudo insmod kernelMod.ko</text:span></text:p>
      <text:p text:style-name="Text_20_body">To unload the kernel module, use the following command:</text:p>
      <text:p text:style-name="P3"><text:span text:style-name="Source_20_Text">sudo rmmod kernelMod</text:span></text:p>
      <text:h text:style-name="Heading_20_2" text:outline-level="2">Usage</text:h>
      <text:p text:style-name="Text_20_body">Once the module is loaded, it will start monitoring incoming TCP packets. You can check the kernel logs using:</text:p>
      <text:p text:style-name="P3"><text:span text:style-name="Source_20_Text">dmesg | tail</text:span></text:p>
      <text:h text:style-name="Heading_20_2" text:outline-level="2">Troubleshooting</text:h>
      <text:list xml:id="list2052655807" text:style-name="L1">
        <text:list-item>
          <text:p text:style-name="P5">If you encounter issues loading the module, ensure that you have the necessary permissions (use <text:span text:style-name="Source_20_Text">sudo</text:span>). - <text:span text:style-name="T1">I have had to do this a few times</text:span></text:p>
        </text:list-item>
        <text:list-item>
          <text:p text:style-name="P6"><text:soft-page-break/>Check the kernel logs for error messages or additional information.</text:p>
        </text:list-item>
      </text:list>
      <text:h text:style-name="P2" text:outline-level="2">Further Development</text:h>
      <text:list xml:id="list143104180067372" text:continue-numbering="true" text:style-name="L1">
        <text:list-item>
          <text:p text:style-name="P8">I modeled this project for my Operating Systems course at Fordham University utilizing skills from that course and my Network Essentials course</text:p>
        </text:list-item>
        <text:list-item>
          <text:p text:style-name="P8">Further on, I would love to add an intrusion detection function to it, I did not get to it this time, but I am taking an intrusion detection course next semester, which should give me the knowledge to filter out faulty packets </text:p>
        </text:list-item>
      </text:list>
      <text:h text:style-name="Heading_20_2" text:outline-level="2">License</text:h>
      <text:p text:style-name="Text_20_body">This project is licensed under the <text:a xlink:type="simple" xlink:href="https://chat.openai.com/c/LICENSE" office:target-frame-name="_new" xlink:show="replace" text:style-name="Internet_20_link" text:visited-style-name="Visited_20_Internet_20_Link">GNU General Public License v2.0</text:a>.</text:p>
      <text:p text:style-name="P7">This project was made by Tatum Allen on December 12, 2023</text:p>
      <text:p text:style-name="P3"/>
      <text:p text:style-name="Preformatted_20_Text"><text:span text:style-name="Source_20_Text"/></text:p>
      <text:p text:style-name="P3"><text:span text:style-name="Source_20_Text"/></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2T14:22:11.280115565</meta:creation-date>
    <dc:date>2023-12-12T14:31:03.933350130</dc:date>
    <meta:editing-duration>PT8M53S</meta:editing-duration>
    <meta:editing-cycles>1</meta:editing-cycles>
    <meta:document-statistic meta:table-count="0" meta:image-count="0" meta:object-count="0" meta:page-count="2" meta:paragraph-count="35" meta:word-count="289" meta:character-count="1831" meta:non-whitespace-character-count="1580"/>
    <meta:generator>LibreOffice/7.3.7.2$Linux_X86_64 LibreOffice_project/30$Build-2</meta:generator>
  </office:meta>
</office:document-meta>
</file>